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8485" style:text-blinking="false" fo:background-color="transparent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b1cf" style:text-blinking="false" fo:background-color="transparent"/>
    </style:style>
    <style:style style:name="P11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fac1" style:text-blinking="false" fo:background-color="transparent"/>
    </style:style>
    <style:style style:name="P12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59b2b" style:text-blinking="false" fo:background-color="transparent"/>
    </style:style>
    <style:style style:name="P13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6c9dd" style:text-blinking="false" fo:background-color="transparent"/>
    </style:style>
    <style:style style:name="P14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93ebc" style:text-blinking="false" fo:background-color="transparent"/>
    </style:style>
    <style:style style:name="P15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16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1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d8485" style:text-blinking="false" fo:background-color="transparent"/>
    </style:style>
    <style:style style:name="P1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293ebc" style:text-blinking="false" fo:background-color="transparent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d848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e68b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20b1c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1fac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59b2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c9d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93ebc" style:text-blinking="false" fo:background-color="transparent" loext:char-shading-value="0"/>
    </style:style>
    <style:style style:name="T13" style:family="text">
      <style:text-properties officeooo:rsid="000d41e4"/>
    </style:style>
    <style:style style:name="T14" style:family="text">
      <style:text-properties officeooo:rsid="00024720"/>
    </style:style>
    <style:style style:name="T15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10 – </text:span><text:span text:style-name="T12">Measuring, Particle Analysis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14"><text:span text:style-name="T15">Recognise the difference between</text:span> masks <text:span text:style-name="T15">and </text:span>ROI<text:span text:style-name="T15">s</text:span></text:p>
        </text:list-item>
        <text:list-item>
          <text:p text:style-name="P14">Illustrate <text:span text:style-name="T15">the </text:span>effect of size &amp; circularity thresholds</text:p>
        </text:list-item>
        <text:list-item>
          <text:p text:style-name="P18">Apply tools such as “measure”, “analyze particles”, “plot profile”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7:31.890335144</dc:date>
    <meta:editing-duration>P1DT1H45M35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6" meta:character-count="243" meta:non-whitespace-character-count="215"/>
  </office:meta>
</office:document-meta>
</file>